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6" style:family="paragraph" style:parent-style-name="Normale"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6" style:family="paragraph" style:parent-style-name="Standard">
      <style:paragraph-properties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bold" fo:background-color="#ffff00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.101cm" fo:text-align="justify" style:justify-single-word="false" fo:text-indent="1.251cm" style:auto-text-indent="false" style:page-number="auto"/>
      <style:text-properties style:font-name="Arial" fo:font-size="11pt" fo:background-color="transparent" style:font-size-asian="11pt" style:font-size-complex="11pt"/>
    </style:style>
    <style:style style:name="P4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50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51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5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4" style:family="paragraph" style:parent-style-name="Text_20_body">
      <style:text-properties style:font-name="Times New Roman" fo:font-size="10.5pt" style:font-size-asian="10.5pt" style:font-size-complex="10.5pt"/>
    </style:style>
    <style:style style:name="P5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6" style:family="paragraph" style:parent-style-name="Standard" style:master-page-name="">
      <style:paragraph-properties fo:margin-left="-0.025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style:font-name="Times New Roman" fo:font-size="11pt" style:font-size-asian="11pt" style:font-size-complex="11pt"/>
    </style:style>
    <style:style style:name="P5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 style:snap-to-layout-grid="false"/>
      <style:text-properties style:font-name="Arial" fo:font-size="10.5pt" style:font-size-asian="10.5pt" style:font-name-complex="Arial" style:font-size-complex="10.5pt"/>
    </style:style>
    <style:style style:name="P58" style:family="paragraph" style:parent-style-name="Standard">
      <style:paragraph-properties fo:margin-left="1.242cm" fo:margin-right="0cm" fo:text-align="justify" style:justify-single-word="false" fo:orphans="2" fo:widows="2" fo:text-indent="-0.025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62" style:family="paragraph" style:parent-style-name="Standard" style:list-style-name="L1" style:master-page-name="">
      <style:paragraph-properties fo:margin-left="1.316cm" fo:margin-right="0cm" fo:margin-top="0cm" fo:margin-bottom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P63" style:family="paragraph" style:parent-style-name="Standard" style:list-style-name="L1">
      <style:paragraph-properties fo:margin-left="1.316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background-color="transparen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fo:background-color="transparent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style:text-underline-style="none" style:font-size-asian="11pt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background-color="#ffff00" style:font-size-asian="11pt" style:font-size-complex="11pt"/>
    </style:style>
    <style:style style:name="T15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7" style:family="text">
      <style:text-properties style:font-name="Arial" fo:font-size="11pt" fo:font-style="normal" fo:background-color="transparent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style="normal" fo:background-color="#ffff00" style:font-size-asian="11pt" style:font-style-asian="normal" style:font-size-complex="11pt" style:font-style-complex="normal"/>
    </style:style>
    <style:style style:name="T19" style:family="text">
      <style:text-properties fo:font-size="9pt" style:text-underline-style="none" fo:background-color="#ffff00" style:font-size-asian="9pt" style:font-size-complex="9pt"/>
    </style:style>
    <style:style style:name="T20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fo:background-color="#ffff0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7">RACCOMANDATA A.R al richiedente</text:p>
            <text:p text:style-name="P15">inviata a mezzo pec al tecnico</text:p>
            <text:p text:style-name="P16">oppure</text:p>
            <text:p text:style-name="P14"><text:span text:style-name="Car._20_predefinito_20_paragrafo"><text:span text:style-name="T19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11"/></text:span></text:p>
      <text:p text:style-name="Text_20_body"><text:span text:style-name="Car._20_predefinito_20_paragrafo"><text:span text:style-name="T11">CLASSIFICAZIONE ${documentRoot.protocollo.CLASS_COD_DEFINITIVO} - ${documentRoot.protocollo.FASCICOLO_ANNO_DEFINITIVO}/${documentRoot.protocollo.FASCICOLO_NUMERO_DEFINITIVO} </text:span></text:span></text:p>
      <text:p text:style-name="P54"><text:span text:style-name="Car._20_predefinito_20_paragrafo"><text:span text:style-name="T10">Prot. Numero: </text:span></text:span><text:bookmark text:name="i0RCdc"/><text:span text:style-name="Car._20_predefinito_20_paragrafo"><text:span text:style-name="T10">${documentRoot.protocollo.NUMERO_PROTOCOLLO}</text:span></text:span><text:span text:style-name="Car._20_predefinito_20_paragrafo"><text:span text:style-name="T11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2">Da citare nella risposta:</text:span></text:span></text:p>
            <text:p text:style-name="Normale"><text:span text:style-name="Car._20_predefinito_20_paragrafo"><text:span text:style-name="T13">pratica <text:s/>[numero] - </text:span></text:span><text:span text:style-name="Car._20_predefinito_20_paragrafo"><text:span text:style-name="T14">sigla</text:span></text:span></text:p>
            <text:p text:style-name="Normale"><text:span text:style-name="Car._20_predefinito_20_paragrafo"><text:span text:style-name="T13"/></text:span></text:p>
            <text:p text:style-name="Normale"><text:span text:style-name="Car._20_predefinito_20_paragrafo"><text:span text:style-name="T15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21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[progettisti.nominativo;block=tbs:row;]</text:p>
            <text:p text:style-name="P28">[progettisti.indirizzo]</text:p>
            <text:p text:style-name="P29"><text:span text:style-name="Car._20_predefinito_20_paragrafo"><text:span text:style-name="T9">[progettisti.cap] [progettisti.comune] ([progettisti.prov])</text:span></text:span></text:p>
            <text:p text:style-name="P29"><text:span text:style-name="Car._20_predefinito_20_paragrafo"><text:span text:style-name="T9">[progettisti.pec]</text:span></text:span></text:p>
            <text:p text:style-name="P29"><text:span text:style-name="Car._20_predefinito_20_paragrafo"><text:span text:style-name="T13"/></text:span></text:p>
          </table:table-cell>
        </table:table-row>
      </table:table>
      <text:p text:style-name="P30"/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0">Oggetto:</text:p>
          </table:table-cell>
          <table:table-cell table:style-name="Tabella2.A1" office:value-type="string">
            <text:p text:style-name="P34"><text:span text:style-name="Car._20_predefinito_20_paragrafo"><text:span text:style-name="T16">${documentRoot.protocollo.OGGETTO_PROTOCOLLO_DEFINITIVO} </text:span></text:span></text:p>
          </table:table-cell>
        </table:table-row>
      </table:table>
      <text:p text:style-name="P3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0">Oggetto:</text:p>
          </table:table-cell>
          <table:table-cell table:style-name="Tabella3.A1" office:value-type="string">
            <text:p text:style-name="P23"><text:span text:style-name="T4">[ti</text:span><text:span text:style-name="T24">po_pratica] richiesta con istanza presentata in data [data_presentazione] recepita in atti [data_presentazione] al prot. [protocollo] del [data_protocollo] riguardante </text:span><text:span text:style-name="T23">“[oggetto]”</text:span><text:span text:style-name="T24"> presso l’immobile sito in Savona, [ubicazione].</text:span></text:p>
            <text:p text:style-name="P24"><text:span text:style-name="Car._20_predefinito_20_paragrafo"><text:span text:style-name="T17">Comunicazione del responsabile del procedimento.</text:span></text:span></text:p>
            <text:p text:style-name="P24"><text:span text:style-name="Car._20_predefinito_20_paragrafo"><text:span text:style-name="T18">****Comunicazioni e <text:s/>*********richiesta documentazione integrativa.</text:span></text:span></text:p>
          </table:table-cell>
        </table:table-row>
      </table:table>
      <text:p text:style-name="P56"/>
      <text:p text:style-name="P38">In riferimento alla richiesta di cui all’oggetto ed ai sensi dell’art.7 della Legge 7 agosto 1990, n° 241 e smi, <text:s/>si comunica che<text:span text:style-name="T5"> il responsabile del procedimento è l'arch. Sandra Venturi.</text:span><text:span text:style-name="T6"> </text:span></text:p>
      <text:p text:style-name="P39">Per informazioni relative alla sua pratica può rivolgersi, nell'orario dedicato al ricevimento, all'istruttore tecnico <text:s/>[istruttore_tecnico].</text:p>
      <text:p text:style-name="P38"><text:soft-page-break/><text:span text:style-name="T20">Si rende noto che è possibile prendere visione degli atti del procedimento presso gli uffici di questo Settore, Servizio Pianificazione, nell'orario d’ufficio sotto indicato.</text:span><text:span text:style-name="T8"><text:tab/></text:span></text:p>
      <text:p text:style-name="P42">(solo in caso di comunicazioni sulla tipologia della pratica o di richiesta integrazioni inserire, a seconda della casistica, le parti seguenti)</text:p>
      <text:p text:style-name="P38"/>
      <text:p text:style-name="P44">caso 1) </text:p>
      <text:p text:style-name="P39">Si rileva che l'intervento proposto, <text:span text:style-name="T21">consistente in *******</text:span>, <text:s/>rientra nelle fattispecie escluse dall'autorizzazione paesaggistica di cui all'Allegato “A” al DPR 13.02.2017 n.31 “<text:span text:style-name="T22">Regolamento recante l'individuazione degli interventi esclusi dall'autorizzazione paesaggistica o sottoposti a procedura autorizzatoria semplificata</text:span>”, <text:s/>ricadendo in particolare nella tipologia <text:s/>di cui <text:span text:style-name="T21">al punto ****</text:span> del citato allegato.</text:p>
      <text:p text:style-name="P40">Pertanto non si darà corso all'istanza in oggetto che verrà <text:s/>conseguentemente archiviata.</text:p>
      <text:p text:style-name="P38"/>
      <text:p text:style-name="P44">caso 2) </text:p>
      <text:p text:style-name="P39">Si rileva che l'intervento proposto, <text:span text:style-name="T21">consistente in *******</text:span>, <text:s/>non <text:s/>è soggetto ad autorizzazione paesaggistica ai sensi dell'art. 149 “<text:span text:style-name="T22">interventi non soggetti ad autorizzazione</text:span>” del Dlgs 42 del 22.01.2004 “<text:span text:style-name="T22">Codice dei beni culturali e del paesaggio</text:span>”, <text:s/>in quanto riconducibile alla <text:span text:style-name="T21">lettera ****</text:span> del comma 1 del citato articolo:</text:p>
      <text:p text:style-name="P39"><text:span text:style-name="T21">**********a) </text:span>interventi di manutenzione ordinaria, straordinaria, di consolidamento statico e di restauro conservativo che non alterino lo stato dei luoghi e l'aspetto esteriore degli edifici;</text:p>
      <text:p text:style-name="P39"><text:span text:style-name="T21">**********b) </text:span>interventi inerenti l'esercizio dell'attività agro-silvo-pastorale che non comportino alterazione permanente dello stato dei luoghi con costruzioni edilizie ed altre opere civili, e sempre che si tratti di attività ed opere che non alterino l'assetto idrogeologico del territorio;</text:p>
      <text:p text:style-name="P39"><text:span text:style-name="T21">***********c) </text:span>taglio colturale, forestazione, riforestazione, opere di bonifica, antincendio e di conservazione da eseguirsi nei boschi e nelle foreste indicati dall'articolo 142, comma 1, lettera g), purché previsti ed autorizzati in base alla normativa in materia</text:p>
      <text:p text:style-name="P40">Pertanto non si darà corso all'istanza in oggetto che verrà <text:s/>conseguentemente archiviata.</text:p>
      <text:p text:style-name="P39"/>
      <text:p text:style-name="P41">caso 3) </text:p>
      <text:p text:style-name="P39">Si rileva che per l'intervento proposto, <text:span text:style-name="T21">consistente in *******</text:span>, non trova applicazione la procedura semplificata di rilascio dell'autorizzazione paesaggistica di cui al DPR 13.02.2017 n.31 “<text:span text:style-name="T22">Regolamento recante l'individuazione degli interventi esclusi dall'autorizzazione paesaggistica o sottoposti a procedura autorizzatoria semplificata</text:span>”, <text:s/>in quanto non riconducibile a nessuna delle fattispecie di cui all'Allegato “B” a l suddetto decreto.</text:p>
      <text:p text:style-name="P40">Per l'istanza in oggetto trova pertanto applicazione il procedimento ordinario di rilascio dell'autorizzazione paesaggistica di cui all'art. 146 del D. Lgs. n. 42/2004.</text:p>
      <text:p text:style-name="P58"><text:s/></text:p>
      <text:p text:style-name="P43"/>
      <text:p text:style-name="P44">(caso richiesta integrazioni_ procedimento semplificato)</text:p>
      <text:p text:style-name="P48">Per quanto attiene la documentazione progettuale prodotta si comunica quanto segue:</text:p>
      <text:list xml:id="list4001583515744671454" text:style-name="L1">
        <text:list-item>
          <text:p text:style-name="P62">…........</text:p>
        </text:list-item>
        <text:list-item>
          <text:p text:style-name="P63">…....<text:tab/></text:p>
        </text:list-item>
      </text:list>
      <text:p text:style-name="P46"><text:tab/>Alla luce di quanto sopra si richiede, ai sensi dell'art.11, comma 5 del DPR 31/2017 la seguente documentazione integrativa (in tre copie):</text:p>
      <text:p text:style-name="P46"/>
      <text:p text:style-name="P47">Si comunica che il procedimento in oggetto resta sospeso sino alla ricezione della documentazione sopra richiesta, da prodursi entro 10 giorni dal ricevimento della presente, ai sensi dell'art.11, comma 5 del DPR 31/2017.</text:p>
      <text:p text:style-name="P45"/>
      <text:p text:style-name="P45"><text:soft-page-break/></text:p>
      <text:p text:style-name="P45"/>
      <text:p text:style-name="P44">(caso richiesta integrazioni_ procedimento ordinario)</text:p>
      <text:p text:style-name="P48">Per quanto attiene la documentazione progettuale prodotta si comunica quanto segue:</text:p>
      <text:list xml:id="list31222151" text:continue-numbering="true" text:style-name="L1">
        <text:list-item>
          <text:p text:style-name="P62">…........</text:p>
        </text:list-item>
        <text:list-item>
          <text:p text:style-name="P63">…....<text:tab/></text:p>
        </text:list-item>
      </text:list>
      <text:p text:style-name="P46"><text:tab/>Alla luce di quanto sopra si richiede, ai sensi dell'art.146, comma 7 del Dlgs 42/2004 la seguente documentazione integrativa (in tre copie):</text:p>
      <text:p text:style-name="P46"/>
      <text:p text:style-name="P47">Si comunica che, sino ad avvenuta trasmissione di quanto ivi richiesto, non si potrà dare ulteriore corso all'iter istruttorio.</text:p>
      <text:p text:style-name="P44"/>
      <text:p text:style-name="P38">Distinti saluti.</text:p>
      <text:p text:style-name="P37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57">IL RESPONSABILE TECNICO DEI PROCEDIMENTI IN MATERIA PAESAGGISTICA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2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8">REFERENTI PER LA PRATICA:</text:p>
      <text:p text:style-name="P19">Istruttore della pratica: <text:span text:style-name="T7"><text:s/>[istruttore_tecnico]</text:span> (0198310 <text:s text:c="8"/>)</text:p>
      <text:p text:style-name="P19">Responsabile tecnico dei procedimenti in materia paesaggistica Arch. Sandra Venturi</text:p>
      <text:p text:style-name="P3"><text:span text:style-name="Car._20_predefinito_20_paragrafo"><text:span text:style-name="T3"/></text:span></text:p>
      <text:p text:style-name="P51"/>
      <text:p text:style-name="P51"/>
      <text:p text:style-name="P51"/>
      <text:p text:style-name="P51"/>
      <text:p text:style-name="P51">INFORMATIVA SULLA PRIVACY AI SENSI DEL REGOLAMENTO EUROPEO PER LA PROTEZIONE DEI DATI 2016/679</text:p>
      <text:p text:style-name="P53">La informiamo che i dati personali e sensibili da lei forniti e quelli che eventualmente fornirà anche successivamente formeranno oggetto di trattamento nel rispetto della normativa sopra richiamata.</text:p>
      <text:p text:style-name="P53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52">Titolare del trattamento e RPD</text:p>
      <text:p text:style-name="P53">Ai sensi dell’art. 13 del GDPR è possibile rivolgersi al RPD nominato dal Comune per eventuali chiarimenti in materia di tutela dati personali.</text:p>
      <text:p text:style-name="P52">Finalità e modalità del trattamento</text:p>
      <text:p text:style-name="P53">Il Comune di Savona, titolare del trattamento, tratta i dati personali liberamente conferiti, esclusivamente per finalità istituzionali.</text:p>
      <text:p text:style-name="P52">Consenso</text:p>
      <text:p text:style-name="P53">Il consenso del trattamento ai fini istituzionali è necessario ed obbligatorio per le finalità stesse.</text:p>
      <text:p text:style-name="P52">Periodo di conservazione</text:p>
      <text:p text:style-name="P53">I dati personali verranno conservati per un arco di tempo non superiore al conseguimento delle finalità per le quali i dati personali sono trattati (finalità istituzionali e non commerciali).</text:p>
      <text:p text:style-name="P52">Diritti del cittadino/interessato</text:p>
      <text:p text:style-name="P53"><text:soft-page-break/>Il cittadino/L’interessato avrà in qualsiasi momento piena facoltà di esercitare i diritti previsti dalla normativa vigente; potrà far valere i propri diritti rivolgendosi al Comune di Savona</text:p>
      <text:p text:style-name="P53">I diritti del cittadino/dell’interessato sono quelli previsti dal Regolamento UE 2016/679 (GDPR). </text:p>
      <text:p text:style-name="P53">Il cittadino/L’interessato può:</text:p>
      <text:p text:style-name="P55">- ricevere conferma dell’esistenza dei dati suoi personali e richiedere l’accesso al loro contenuto</text:p>
      <text:p text:style-name="P55">- aggiornare, modificare e/o correggere i suoi dati personali</text:p>
      <text:p text:style-name="P55">- chiedere la cancellazione, la trasformazione in forma anonima, il blocco dei suoi dati trattati in violazione di <text:s text:c="2"/></text:p>
      <text:p text:style-name="P55"><text:s text:c="3"/>legge</text:p>
      <text:p text:style-name="P55">- chiedere la limitazione del trattamento</text:p>
      <text:p text:style-name="P4">- opporsi per motivi legittimi al trattamento</text:p>
      <text:p text:style-name="P50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1:03:06.05</dc:date>
    <meta:print-date>2013-02-20T09:35:00</meta:print-date>
    <meta:editing-cycles>45</meta:editing-cycles>
    <meta:editing-duration>PT3H33M50S</meta:editing-duration>
    <meta:generator>OpenOffice/4.1.0$Win32 OpenOffice.org_project/410m18$Build-9764</meta:generator>
    <meta:document-statistic meta:table-count="6" meta:image-count="1" meta:object-count="0" meta:page-count="4" meta:paragraph-count="100" meta:word-count="1009" meta:character-count="8006"/>
  </office:meta>
</office:document-meta>
</file>